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ust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number-columns-repeated="2"/>
          <table:table-cell office:value-type="string" calcext:value-type="string">
            <text:p>EX_1:</text:p>
          </table:table-cell>
          <table:table-cell table:number-columns-repeated="2"/>
          <table:table-cell table:style-name="ce2" office:value-type="string" calcext:value-type="string">
            <text:p>EX_2: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8" calcext:value-type="float">
            <text:p>0.148</text:p>
          </table:table-cell>
          <table:table-cell office:value-type="float" office:value="0.593" calcext:value-type="float">
            <text:p>0.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string" calcext:value-type="string">
            <text:p>Rounds Tota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Rounds Total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Bust Tot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Bust Total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J/Q/K</text:p>
          </table:table-cell>
          <table:table-cell table:number-columns-repeated="3" office:value-type="float" office:value="0.148" calcext:value-type="float">
            <text:p>0.148</text:p>
          </table:table-cell>
          <table:table-cell office:value-type="float" office:value="0.556" calcext:value-type="float">
            <text:p>0.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 6 revealed 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# 6 revealed 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all ace,2,3,4,5,6, removed</text:p>
          </table:table-cell>
          <table:table-cell/>
          <table:table-cell office:value-type="string" calcext:value-type="string">
            <text:p># 5 revealed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# 5 reveale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string" calcext:value-type="string">
            <text:p># 6 B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# 6 Bust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8.2" calcext:value-type="float">
            <text:p>8.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ust</text:p>
          </table:table-cell>
          <table:table-cell table:number-columns-repeated="2"/>
          <table:table-cell office:value-type="string" calcext:value-type="string">
            <text:p># 5 b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# 5 bus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0.131" calcext:value-type="float">
            <text:p>0.1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string" calcext:value-type="string">
            <text:p>Bust percent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" office:value-type="string" calcext:value-type="string">
            <text:p>Bust percent</text:p>
          </table:table-cell>
          <table:table-cell table:style-name="ce2"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  <table:table-cell office:value-type="string" calcext:value-type="string">
            <text:p>6 Bust percent / total</text:p>
          </table:table-cell>
          <table:table-cell table:style-name="ce5" office:value-type="float" office:value="0.08" calcext:value-type="float">
            <text:p>0.08</text:p>
          </table:table-cell>
          <table:table-cell/>
          <table:table-cell table:style-name="ce2" office:value-type="string" calcext:value-type="string">
            <text:p>6 Bust percent / total</text:p>
          </table:table-cell>
          <table:table-cell table:style-name="ce5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5 Bust percent / total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2" office:value-type="string" calcext:value-type="string">
            <text:p>5 Bust percent / total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number-columns-repeated="2"/>
          <table:table-cell office:value-type="string" calcext:value-type="string">
            <text:p>6 Bust percent / Bust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6 Bust percent / Bu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office:value-type="string" calcext:value-type="string">
            <text:p>5 Bust percent / Bust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5 Bust percent / Bus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.42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9" calcext:value-type="float">
            <text:p>0.369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9" calcext:value-type="float">
            <text:p>0.129</text:p>
          </table:table-cell>
          <table:table-cell office:value-type="float" office:value="0.36" calcext:value-type="float">
            <text:p>0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51" calcext:value-type="float">
            <text:p>0.351</text:p>
          </table:table-cell>
          <table:table-cell office:value-type="float" office:value="0.12" calcext:value-type="float">
            <text:p>0.12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/J/Q/K</text:p>
          </table:table-cell>
          <table:table-cell table:number-columns-repeated="3" office:value-type="float" office:value="0.111" calcext:value-type="float">
            <text:p>0.111</text:p>
          </table:table-cell>
          <table:table-cell office:value-type="float" office:value="0.342" calcext:value-type="float">
            <text:p>0.3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12" calcext:value-type="float">
            <text:p>0.21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u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" calcext:value-type="float">
            <text:p>0.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7" calcext:value-type="float">
            <text:p>0.047</text:p>
          </table:table-cell>
          <table:table-cell office:value-type="float" office:value="0.282" calcext:value-type="float">
            <text:p>0.282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2 card valu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ust probability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0:03:39.052966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0:16:58.672783013</meta:creation-date>
    <dc:date>2020-05-04T10:06:37.469265267</dc:date>
    <meta:editing-duration>PT7H23M13S</meta:editing-duration>
    <meta:editing-cycles>20</meta:editing-cycles>
    <meta:generator>LibreOffice/6.0.7.3$Linux_X86_64 LibreOffice_project/00m0$Build-3</meta:generator>
    <meta:document-statistic meta:table-count="1" meta:cell-count="204" meta:object-count="0"/>
  </office:meta>
</office:document-meta>
</file>